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text-properties fo:language="fi" fo:country="FI"/>
    </style:style>
    <style:style style:name="P2" style:parent-style-name="Normaali" style:family="paragraph">
      <style:text-properties fo:language="fi" fo:country="FI"/>
    </style:style>
    <style:style style:name="P3" style:parent-style-name="Normaali" style:family="paragraph">
      <style:text-properties fo:language="fi" fo:country="FI"/>
    </style:style>
    <style:style style:name="T4" style:parent-style-name="Kappaleenoletusfontti" style:family="text">
      <style:text-properties fo:background-color="#00FF00" fo:language="fi" fo:country="FI"/>
    </style:style>
    <style:style style:name="T5" style:parent-style-name="Kappaleenoletusfontti" style:family="text">
      <style:text-properties fo:language="fi" fo:country="FI"/>
    </style:style>
    <style:style style:name="T6" style:parent-style-name="Kappaleenoletusfontti" style:family="text">
      <style:text-properties fo:language="fi" fo:country="FI"/>
    </style:style>
    <style:style style:name="T7" style:parent-style-name="Kappaleenoletusfontti" style:family="text">
      <style:text-properties fo:background-color="#FFFF00" fo:language="fi" fo:country="FI"/>
    </style:style>
    <style:style style:name="T8" style:parent-style-name="Kappaleenoletusfontti" style:family="text">
      <style:text-properties fo:language="fi" fo:country="FI"/>
    </style:style>
    <style:style style:name="P9" style:parent-style-name="Normaali" style:family="paragraph">
      <style:text-properties fo:language="fi" fo:country="FI"/>
    </style:style>
    <style:style style:name="P10" style:parent-style-name="Normaali" style:family="paragraph">
      <style:text-properties fo:language="fi" fo:country="FI"/>
    </style:style>
    <style:style style:name="P11" style:parent-style-name="Normaali" style:family="paragraph">
      <style:text-properties fo:language="fi" fo:country="FI"/>
    </style:style>
    <style:style style:name="P12" style:parent-style-name="Normaali" style:family="paragraph">
      <style:text-properties fo:language="fi" fo:country="FI"/>
    </style:style>
    <style:style style:name="P13" style:parent-style-name="Normaali" style:family="paragraph">
      <style:text-properties fo:language="fi" fo:country="FI"/>
    </style:style>
    <style:style style:name="P14" style:parent-style-name="Normaali" style:family="paragraph">
      <style:text-properties fo:language="fi" fo:country="FI"/>
    </style:style>
    <style:style style:name="P15" style:parent-style-name="Normaali" style:family="paragraph">
      <style:text-properties fo:language="fi" fo:country="FI"/>
    </style:style>
    <style:style style:name="P16" style:parent-style-name="Normaali" style:family="paragraph">
      <style:text-properties fo:language="fi" fo:country="FI"/>
    </style:style>
    <style:style style:name="T17" style:parent-style-name="Kappaleenoletusfontti" style:family="text">
      <style:text-properties fo:language="fi" fo:country="FI"/>
    </style:style>
    <style:style style:name="T18" style:parent-style-name="Kappaleenoletusfontti" style:family="text">
      <style:text-properties fo:font-weight="bold" style:font-weight-asian="bold" style:font-weight-complex="bold" fo:language="fi" fo:country="FI"/>
    </style:style>
    <style:style style:name="T19" style:parent-style-name="Kappaleenoletusfontti" style:family="text">
      <style:text-properties fo:language="fi" fo:country="FI"/>
    </style:style>
    <style:style style:name="P20" style:parent-style-name="Normaali" style:family="paragraph">
      <style:text-properties fo:language="fi" fo:country="FI"/>
    </style:style>
    <style:style style:name="P21" style:parent-style-name="Normaali" style:family="paragraph">
      <style:text-properties fo:language="fi" fo:country="FI"/>
    </style:style>
    <style:style style:name="P22" style:parent-style-name="Normaali" style:family="paragraph">
      <style:text-properties fo:language="fi" fo:country="FI"/>
    </style:style>
    <style:style style:name="P23" style:parent-style-name="Normaali" style:family="paragraph">
      <style:text-properties fo:language="fi" fo:country="FI"/>
    </style:style>
    <style:style style:name="P24" style:parent-style-name="Normaali" style:family="paragraph">
      <style:text-properties fo:language="fi" fo:country="FI"/>
    </style:style>
    <style:style style:name="P25" style:parent-style-name="Normaali" style:family="paragraph">
      <style:text-properties fo:language="fi" fo:country="FI"/>
    </style:style>
    <style:style style:name="P26" style:parent-style-name="Normaali" style:family="paragraph">
      <style:text-properties fo:language="fi" fo:country="FI"/>
    </style:style>
    <style:style style:name="P27" style:parent-style-name="Normaali" style:family="paragraph">
      <style:text-properties fo:language="fi" fo:country="FI"/>
    </style:style>
    <style:style style:name="P28" style:parent-style-name="Normaali" style:family="paragraph">
      <style:text-properties fo:language="fi" fo:country="FI"/>
    </style:style>
    <style:style style:name="P29" style:parent-style-name="Normaali" style:family="paragraph">
      <style:text-properties fo:language="fi" fo:country="FI"/>
    </style:style>
    <style:style style:name="P30" style:parent-style-name="Normaali" style:family="paragraph">
      <style:text-properties fo:language="fi" fo:country="FI"/>
    </style:style>
    <style:style style:name="P31" style:parent-style-name="Normaali" style:family="paragraph">
      <style:text-properties fo:language="fi" fo:country="FI"/>
    </style:style>
    <style:style style:name="P32" style:parent-style-name="Normaali" style:family="paragraph">
      <style:text-properties fo:language="fi" fo:country="FI"/>
    </style:style>
    <style:style style:name="P33" style:parent-style-name="Normaali" style:family="paragraph">
      <style:text-properties fo:language="fi" fo:country="FI"/>
    </style:style>
    <style:style style:name="P34" style:parent-style-name="Normaali" style:family="paragraph">
      <style:text-properties fo:language="fi" fo:country="FI"/>
    </style:style>
    <style:style style:name="P35" style:parent-style-name="Normaali" style:family="paragraph">
      <style:text-properties fo:language="fi" fo:country="FI"/>
    </style:style>
    <style:style style:name="P36" style:parent-style-name="Normaali" style:family="paragraph">
      <style:text-properties fo:language="fi" fo:country="FI"/>
    </style:style>
    <style:style style:name="P37" style:parent-style-name="Normaali" style:family="paragraph">
      <style:text-properties fo:language="fi" fo:country="FI"/>
    </style:style>
    <style:style style:name="P38" style:parent-style-name="Normaali" style:family="paragraph">
      <style:text-properties fo:language="fi" fo:country="FI"/>
    </style:style>
    <style:style style:name="P39" style:parent-style-name="Normaali" style:family="paragraph">
      <style:text-properties fo:language="fi" fo:country="FI"/>
    </style:style>
    <style:style style:name="P40" style:parent-style-name="Normaali" style:family="paragraph">
      <style:text-properties fo:language="fi" fo:country="FI"/>
    </style:style>
    <style:style style:name="P41" style:parent-style-name="Normaali" style:family="paragraph">
      <style:text-properties fo:language="fi" fo:country="FI"/>
    </style:style>
    <style:style style:name="P42" style:parent-style-name="Normaali" style:family="paragraph">
      <style:text-properties fo:language="fi" fo:country="FI"/>
    </style:style>
    <style:style style:name="P43" style:parent-style-name="Normaali" style:family="paragraph">
      <style:text-properties fo:font-weight="bold" style:font-weight-asian="bold" style:font-weight-complex="bold" fo:language="fi" fo:country="FI"/>
    </style:style>
    <style:style style:name="P44" style:parent-style-name="Normaali" style:family="paragraph">
      <style:text-properties fo:language="fi" fo:country="FI"/>
    </style:style>
    <style:style style:name="P45" style:parent-style-name="Normaali" style:family="paragraph">
      <style:text-properties fo:language="fi" fo:country="FI"/>
    </style:style>
    <style:style style:name="P46" style:parent-style-name="Normaali" style:family="paragraph">
      <style:text-properties fo:language="fi" fo:country="FI"/>
    </style:style>
    <style:style style:name="T47" style:parent-style-name="Kappaleenoletusfontti" style:family="text">
      <style:text-properties fo:language="fi" fo:country="FI"/>
    </style:style>
    <style:style style:name="P48" style:parent-style-name="Normaali" style:family="paragraph">
      <style:text-properties fo:language="fi" fo:country="FI"/>
    </style:style>
    <style:style style:name="P49" style:parent-style-name="Normaali" style:family="paragraph">
      <style:text-properties fo:language="fi" fo:country="FI"/>
    </style:style>
    <style:style style:name="P50" style:parent-style-name="Normaali" style:family="paragraph">
      <style:text-properties fo:language="fi" fo:country="FI"/>
    </style:style>
    <style:style style:name="P51" style:parent-style-name="Normaali" style:family="paragraph">
      <style:text-properties fo:font-weight="bold" style:font-weight-asian="bold" style:font-weight-complex="bold" fo:language="fi" fo:country="FI"/>
    </style:style>
    <style:style style:name="P52" style:parent-style-name="Normaali" style:family="paragraph">
      <style:text-properties fo:language="fi" fo:country="FI"/>
    </style:style>
    <style:style style:name="T53" style:parent-style-name="Kappaleenoletusfontti" style:family="text">
      <style:text-properties fo:language="fi" fo:country="FI"/>
    </style:style>
    <style:style style:name="T54" style:parent-style-name="Kappaleenoletusfontti" style:family="text">
      <style:text-properties fo:background-color="#00FF00" fo:language="fi" fo:country="FI"/>
    </style:style>
    <style:style style:name="T55" style:parent-style-name="Kappaleenoletusfontti" style:family="text">
      <style:text-properties fo:language="fi" fo:country="FI"/>
    </style:style>
    <style:style style:name="P56" style:parent-style-name="Normaali" style:family="paragraph">
      <style:text-properties fo:language="fi" fo:country="FI"/>
    </style:style>
    <style:style style:name="P57" style:parent-style-name="Normaali" style:family="paragraph">
      <style:text-properties fo:language="fi" fo:country="FI"/>
    </style:style>
    <style:style style:name="P58" style:parent-style-name="Normaali" style:family="paragraph">
      <style:text-properties fo:language="fi" fo:country="FI"/>
    </style:style>
    <style:style style:name="P59" style:parent-style-name="Normaali" style:family="paragraph">
      <style:text-properties fo:language="fi" fo:country="FI"/>
    </style:style>
    <style:style style:name="P60" style:parent-style-name="Normaali" style:family="paragraph">
      <style:text-properties fo:language="fi" fo:country="FI"/>
    </style:style>
    <style:style style:name="P61" style:parent-style-name="Normaali" style:family="paragraph">
      <style:text-properties fo:language="fi" fo:country="FI"/>
    </style:style>
    <style:style style:name="P62" style:parent-style-name="Normaali" style:family="paragraph">
      <style:text-properties fo:font-weight="bold" style:font-weight-asian="bold" style:font-weight-complex="bold" fo:language="fi" fo:country="FI"/>
    </style:style>
    <style:style style:name="P63" style:parent-style-name="Normaali" style:family="paragraph">
      <style:text-properties fo:language="fi" fo:country="FI"/>
    </style:style>
    <style:style style:name="P64" style:parent-style-name="Normaali" style:family="paragraph">
      <style:text-properties fo:language="fi" fo:country="FI"/>
    </style:style>
    <style:style style:name="P65" style:parent-style-name="Normaali" style:family="paragraph">
      <style:text-properties fo:language="fi" fo:country="FI"/>
    </style:style>
    <style:style style:name="P66" style:parent-style-name="Normaali" style:family="paragraph">
      <style:text-properties fo:language="fi" fo:country="FI"/>
    </style:style>
    <style:style style:name="P67" style:parent-style-name="Normaali" style:family="paragraph">
      <style:text-properties fo:language="fi" fo:country="FI"/>
    </style:style>
    <style:style style:name="P68" style:parent-style-name="Normaali" style:family="paragraph">
      <style:text-properties fo:language="fi" fo:country="FI"/>
    </style:style>
    <style:style style:name="P69" style:parent-style-name="Normaali" style:family="paragraph">
      <style:text-properties fo:language="fi" fo:country="FI"/>
    </style:style>
    <style:style style:name="P70" style:parent-style-name="Normaali" style:family="paragraph">
      <style:text-properties fo:language="fi" fo:country="FI"/>
    </style:style>
    <style:style style:name="P71" style:parent-style-name="Normaali" style:family="paragraph">
      <style:text-properties fo:font-weight="bold" style:font-weight-asian="bold" style:font-weight-complex="bold" fo:language="fi" fo:country="FI"/>
    </style:style>
    <style:style style:name="P72" style:parent-style-name="Normaali" style:family="paragraph">
      <style:text-properties fo:language="fi" fo:country="FI"/>
    </style:style>
    <style:style style:name="T73" style:parent-style-name="Kappaleenoletusfontti" style:family="text">
      <style:text-properties fo:language="fi" fo:country="FI"/>
    </style:style>
    <style:style style:name="P74" style:parent-style-name="Normaali" style:family="paragraph">
      <style:text-properties fo:language="fi" fo:country="FI"/>
    </style:style>
    <style:style style:name="P75" style:parent-style-name="Normaali" style:family="paragraph">
      <style:text-properties fo:language="fi" fo:country="FI"/>
    </style:style>
    <style:style style:name="P76" style:parent-style-name="Normaali" style:family="paragraph">
      <style:text-properties fo:language="fi" fo:country="FI"/>
    </style:style>
    <style:style style:name="P77" style:parent-style-name="Normaali" style:family="paragraph">
      <style:text-properties fo:language="fi" fo:country="FI"/>
    </style:style>
    <style:style style:name="P78" style:parent-style-name="Normaali" style:family="paragraph">
      <style:text-properties fo:language="fi" fo:country="FI"/>
    </style:style>
    <style:style style:name="T79" style:parent-style-name="Kappaleenoletusfontti" style:family="text">
      <style:text-properties fo:language="fi" fo:country="FI"/>
    </style:style>
    <style:style style:name="T80" style:parent-style-name="Kappaleenoletusfontti" style:family="text">
      <style:text-properties fo:language="fi" fo:country="FI"/>
    </style:style>
    <style:style style:name="P81" style:parent-style-name="Normaali" style:family="paragraph">
      <style:text-properties fo:language="fi" fo:country="FI"/>
    </style:style>
    <style:style style:name="P82" style:parent-style-name="Normaali" style:family="paragraph">
      <style:text-properties fo:language="fi" fo:country="FI"/>
    </style:style>
    <style:style style:name="P83" style:parent-style-name="Normaali" style:family="paragraph">
      <style:text-properties fo:language="fi" fo:country="FI"/>
    </style:style>
    <style:style style:name="P84" style:parent-style-name="Normaali" style:family="paragraph">
      <style:text-properties fo:language="fi" fo:country="FI"/>
    </style:style>
    <style:style style:name="P85" style:parent-style-name="Normaali" style:family="paragraph">
      <style:text-properties fo:language="fi" fo:country="FI"/>
    </style:style>
    <style:style style:name="P86" style:parent-style-name="Normaali" style:family="paragraph">
      <style:text-properties fo:language="fi" fo:country="FI"/>
    </style:style>
    <style:style style:name="P87" style:parent-style-name="Normaali" style:family="paragraph">
      <style:text-properties fo:language="fi" fo:country="FI"/>
    </style:style>
    <style:style style:name="P88" style:parent-style-name="Normaali" style:family="paragraph">
      <style:text-properties fo:language="fi" fo:country="FI"/>
    </style:style>
    <style:style style:name="P89" style:parent-style-name="Normaali" style:family="paragraph">
      <style:text-properties fo:language="fi" fo:country="FI"/>
    </style:style>
    <style:style style:name="P90" style:parent-style-name="Normaali" style:family="paragraph">
      <style:text-properties fo:language="fi" fo:country="FI"/>
    </style:style>
    <style:style style:name="P91" style:parent-style-name="Normaali" style:family="paragraph">
      <style:text-properties fo:language="fi" fo:country="FI"/>
    </style:style>
    <style:style style:name="P92" style:parent-style-name="Normaali" style:family="paragraph">
      <style:text-properties fo:language="fi" fo:country="FI"/>
    </style:style>
    <style:style style:name="P93" style:parent-style-name="Normaali" style:family="paragraph">
      <style:text-properties fo:language="fi" fo:country="FI"/>
    </style:style>
    <style:style style:name="P94" style:parent-style-name="Normaali" style:family="paragraph">
      <style:text-properties fo:language="fi" fo:country="FI"/>
    </style:style>
    <style:style style:name="P95" style:parent-style-name="Normaali" style:family="paragraph">
      <style:text-properties fo:language="fi" fo:country="FI"/>
    </style:style>
    <style:style style:name="P96" style:parent-style-name="Normaali" style:family="paragraph">
      <style:text-properties fo:language="fi" fo:country="FI"/>
    </style:style>
    <style:style style:name="P97" style:parent-style-name="Normaali" style:family="paragraph">
      <style:text-properties fo:language="fi" fo:country="FI"/>
    </style:style>
    <style:style style:name="P98" style:parent-style-name="Normaali" style:family="paragraph">
      <style:text-properties fo:language="fi" fo:country="FI"/>
    </style:style>
    <style:style style:name="P99" style:parent-style-name="Normaali" style:family="paragraph">
      <style:text-properties fo:language="fi" fo:country="FI"/>
    </style:style>
    <style:style style:name="P100" style:parent-style-name="Normaali" style:family="paragraph">
      <style:text-properties fo:language="fi" fo:country="FI"/>
    </style:style>
    <style:style style:name="P101" style:parent-style-name="Normaali" style:family="paragraph">
      <style:text-properties fo:language="fi" fo:country="FI"/>
    </style:style>
    <style:style style:name="P102" style:parent-style-name="Normaali" style:family="paragraph">
      <style:text-properties fo:language="fi" fo:country="FI"/>
    </style:style>
    <style:style style:name="P103" style:parent-style-name="Normaali" style:family="paragraph">
      <style:text-properties fo:language="fi" fo:country="FI"/>
    </style:style>
    <style:style style:name="P104" style:parent-style-name="Normaali" style:family="paragraph">
      <style:text-properties fo:language="fi" fo:country="FI"/>
    </style:style>
    <style:style style:name="P105" style:parent-style-name="Normaali" style:family="paragraph">
      <style:text-properties fo:language="fi" fo:country="FI"/>
    </style:style>
    <style:style style:name="P106" style:parent-style-name="Normaali" style:family="paragraph">
      <style:text-properties fo:language="fi" fo:country="FI"/>
    </style:style>
    <style:style style:name="P107" style:parent-style-name="Normaali" style:family="paragraph">
      <style:text-properties fo:language="fi" fo:country="FI"/>
    </style:style>
  </office:automatic-styles>
  <office:body>
    <office:text text:use-soft-page-breaks="true">
      <text:p text:style-name="P1">RONKAISET</text:p>
      <text:p text:style-name="P2"/>
      <text:p text:style-name="P3">Ronkaisten perhe loikkasi loppukesästä 1932 Neuvostoliittoon. Stina (Tiina) Ronkainen (os Antikainen) ja hänen tyttärensä Elma (synt. 24.5.1917) loikkasivat yhdessä Stinan miehen Antin ja perheen lapsien Kallen (16v),<text:s/>Aulin (12v), Bertan (7v), Oivan (4v), ja Kalevin (2v) kanssa. Suojärvelle perheen jäivät lapset Aini ja Armas. <text:s/></text:p>
      <text:p text:style-name="Normaali"><text:span text:style-name="T4">Lähettäjä: Aina?, Annantehdas</text:span><text:span text:style-name="T5"><text:s/>13/8.32<text:s/></text:span></text:p>
      <text:p text:style-name="Normaali"><text:span text:style-name="T6">Vastaanottaja:<text:s/></text:span><text:span text:style-name="T7">Stina Ronkainen</text:span><text:span text:style-name="T8">, Suvilahti</text:span></text:p>
      <text:p text:style-name="P9">Terve teille!<text:line-break/>Nyt rupesin teille kirjoittamaan kun haika tai niinkin hyvät uutiset. Kyllä se tuntuu minusta ikävältä se teijän lähtö kuin sen tietää jotta ei nähän enää toisiamme milloinkaan. Olen itkenyt illan kun maata rupian tätä surkiaa elämää ei ole sitten senkään vertaa mihin mennä jos kuika milloin sattuisi jotta ei täältä saisi ei ketään kenen lua mennä jotakin sanomaan ei ketää ihan tuntuu kun kaikki olisi kuollut ja se on varma että jos sinne mänette niin ei nähä toisiamme vaikka kuin kävisi jääkää hyvät ihmiset <text:s/>… ei se sielläkään sen kummempi ole paljon kurjempaa vielä pitäähän ne alussa hyvästi vaan sitten laittaa pakko tyähän ja erottaat lapset vanhemmista niin onko sitten parempi älkäkää uskoko mitä siellä kirjoittavat pakkohan <text:s/>niiden on kirjoittaa hyvää kun ne nälkää näkevät muuten jos ryssä saapi tietää että moittivat heitän maata niin ei sitten hyvä. koittakaa vaikka tämä syksy niin talvella onhan sitä töitä paremmin ja kun paljon menee toisia niin jälki jääneille tulee hanse parempi olla. Jos mänette niin jäähän ehkä Armas ja Aarne tänne etten ihan yksinänen jäisi kyllä minä sen olen melkein varma että en minä nälkään kuale jos Luoja terveenä pitää saa onhanse muuten ikänsä kun tietää että aina vaan vierasta meni sinne meni. Nyt lopeta kun ei tule mitään kun itkettää ja kellokin on jo paljon eivät meijän ? mitään kun minä olen nyt aina ajattelemaan ? niin ? Ainalla ikävä kun on vain ?</text:p>
      <text:p text:style-name="P10">No hyvästit vaan kaikki jos ei nähdä kun tuonelassa enkä pikku Kalevaakaan nää. Enkä tule käymään sitten on vielä ikävempi jos tämä ikävä haihtuisi No hyvästi Muistakaa kirjoittaa kirjoittakka ? postiin jos ei ole postirahaa niin minä lunasta täällä</text:p>
      <text:p text:style-name="P11"/>
      <text:p text:style-name="P12">Rajanylityksen ja tutkintovankeuden jälkeen Ronkaiset joutuivat Svirstroille.<text:s/>Ronkaiset asuivat muiden suomalaisten kanssa isossa parakissa, jonka huoneessa asui yhteensä 27 perhettä. Taudit levisivät nopeasti ja lapsikuolleisuus oli suuri, mutta Ronkaisten lapset selvisivät Svirstroin epidemioista.</text:p>
      <text:p text:style-name="P13"/>
      <text:p text:style-name="P14">Lähettäjä: Stina Ronkainen, Svirstroi</text:p>
      <text:p text:style-name="P15">Vastaanottaja: Armas Ronkainen, Suojärvi</text:p>
      <text:p text:style-name="P16">Svirstroi 8/11-32</text:p>
      <text:p text:style-name="Normaali"><text:span text:style-name="T17">Minäkin lopulta pääsin toisten luo lokakuun viimeisenä päivänä---Olisi hyvä jos sinä voisit hommata ne tavarat tänne tulemaan. Tuleehan tänne toisillekin, niin miksei ne tule meillekin. Jos näet Holopais Maikkia niin kerrohan terveisiä hänelle sisareltaan Hannalta, hän on täällä. Ruoka ja työ täällä riittää. Pertta ja Oiva on lihonnut X ei ole.<text:s/></text:span><text:span text:style-name="T18">Täällä paljon kuolee suomalaisten lapsia, mutta nämä meijän pennut on rautaa. Kermiseltäkin kuoli 2 lasta. Viellä jäi yksi asia. Kun täällä valmisetaan vallankumousjuhlaa ne on 6-7 päivä ja isäsi sai sellaisen iskuri kortin, se on työntekopalkinto ja palkkaa maksettiin</text:span><text:span text:style-name="T19">.<text:s/></text:span></text:p>
      <text:p text:style-name="P20"/>
      <text:soft-page-break/>
      <text:p text:style-name="P21">Vaikka olot olivat Ronkaisille, kuten monille muille suojärveläisille ankarat, Stina kirjoitti että hänen miehensä oli iskurityömies, mikä tarkoitti, että hän oli ylittänyt pakkotyössä määrätyt normit. Stinan kirje ei kerro, oliko hänen miehensä iskuruudesta muulle perheelle hyötyä, vai päätyikö leninki ja lihapullat muille tahoille.</text:p>
      <text:p text:style-name="P22"/>
      <text:p text:style-name="P23">Lähettäjä: T. Ronkainen, Svirstroilla, 22.11.32<text:s/></text:p>
      <text:p text:style-name="P24">Vastaanottaja: Armas Ronkainen, Suojärvi, Riikosen ruokala</text:p>
      <text:p text:style-name="P25">…”Maijon saanti on huonoa, sokerin saanti on huonoa kovaa sokeria ei ole saatu koko tässä paikassa ollessa, täällä on kortilla kaikki tavara. P. Ruokalassa käyään syömässä ja kortin mukaan eikä tarvii leipätaikinasta pitää huolta ja kortilla saapi puojista leipää ja se on halpaa meijän leipäannos maksaa kuusikymmentä kopeekkka päivässä eikä sitä jaksa syyvä kaikkija…isäsi on iskuri se on kova työmies sai palkinnoksi<text:s/>leninkin ja iskurille on ruokakin parempi ja eri osastossa saavat syötä ja niillä on kolmenlaista keittoa perunasoppaa ja lihapullat ja tahi kaalisoppaa ja marjakiisseliä.</text:p>
      <text:p text:style-name="P26"/>
      <text:p text:style-name="P27">Svirstroilta Ronkaiset siirrettiin Sarovin karanteenileirille keväällä 1933. Sarovissa kaksivuotias Kalevi sairastui aivokalvontulehdukseen ja kuoli leirille. Olot leirillä olivat ankarat ja koettelivat Ronkaisten terveyttä. Kun suomalaisia alettiin siirtää Sarovista Magnitogorskiin, perheen pää, Antti Ronkainen ja hänen poikansa Kalle sairastuivat matkalla. Kun perhe pääsi Magnitogorskiin Antti ja Kalle laitettiin sairaalaan ja loput perheen jäsenet Magnitostroin työmaalle. Elma pääsi tehtaan ammattikouluun, josta oli mahdollisuus jatkaa opintoja. Elma asui yhdessä kahden muun suojärveläisen tytön, Leskisen Tyynen ja Lintusen Essun kanssa samassa huoneessa.<text:s/></text:p>
      <text:p text:style-name="P28"/>
      <text:p text:style-name="P29">Lähettäjä: Tyyne Leskinen, Magnitogorsk, Obzueshtie No 13 Shkola FZU</text:p>
      <text:p text:style-name="P30">Magnitogorskissa/postileimattu 11/5 -34</text:p>
      <text:p text:style-name="P31">Vieno kiltti.<text:s/></text:p>
      <text:p text:style-name="P32">Muistui tässä istuessani mieleeni Suojärvi. En<text:s/>olekaan pitkiin aikoihin muistanut Suomea. Aloin kirjoittaa sinulle. Jos viellä olet siellä. Kyselen nyt ensin sinun vointiasi? Missä olet työssä? Minä olen koulussa. Saan lukea miksi haluan Olen käynyt jo kaksi koulua loppuun, nimittäin sähkö hitsarin ja<text:s/>viilarin. Olen ammattitaitoinen molemmissa. Mutta en välittänyt kummastakaan ja siksi aloin jatkamaan insinööriksi. Olen nyt täällä kaukana Uralilla mutta 3 kk kuluttua menen Petroskoille kouluun. Et voi aavistaa miten korkeita vuoria täällä on ---- Onko mustosen Mirja kirjoittanut sinulle? Minä kyllä kirjoitin hänelle ja tiedän osoitteen mutta ei ole ollut aikaa kirjoittaa. Sillä ei ol mitään helppoa päntätä päähän kaiken maailman algepra laskuja 4 tuntia päivässä. Täällä on Suojärveläisiä Lintusen Essu ja<text:s/>Ronkaisen Elma. Me kaikki asumme samassa huoneessa ---- Oletko nähnyt minun veljeä siellä. Olen kirjoittanut sinne monta kirjettä mutta en ole saanut vastausta. Jos olisit niin hyvä ja kyselisit siellä missä hän on ja sanoisit terveisiä sekä käskisit kirjoittamaan voinnistaan. En tahdo osata kirjoittaa enää Suomeksi kun täytyy koulussa kirjoittaa Venäjää sekä puhua myös osaankin jo hiukan puhua Korkinin, Pesarabian ja Puolan ja juutalaisten kieltä ---- Tämä kaupunki on niin suuri kun kaikki Suomen kaupungit yhteensä. Täällä on sähköjunat ja kaikki. Lopetan tällä kertaa Ja jatkan sitten toisen kerran lähetä vieno kuvasi minulle minä lähetän myös sinulle. Kun saan tietää oikean asuinpaikkasi.<text:s/></text:p>
      <text:p text:style-name="P33">Monin terveisin Tyyne.</text:p>
      <text:soft-page-break/>
      <text:p text:style-name="P34">Kun Elman äiti, Stina sairastui malariaan, Bertta<text:s/>pelästyi, että äiti kuolisi ja hän jäisi yksin. Magnitogorskissa oli suuri pula lääkkeistä ja Bertta kirjoitti siskopuolelleen Ainille ja pyysi kiniiniä pelastaakseen äitinsä.<text:s/></text:p>
      <text:p text:style-name="P35"/>
      <text:p text:style-name="P36">Vastaanottaja: Aini Ronkainen, Suojärvi Sairaala OLOT</text:p>
      <text:p text:style-name="P37">Lähettäjä: Stiina Ronkainen, Magnitogorsk</text:p>
      <text:p text:style-name="P38">Terve täältä Aini</text:p>
      <text:p text:style-name="P39">Rupesin vähän piirtämään aikani kuluksi kun on niin ikävä tämä elämä kun ei pysy terveenä täällä on Malariakuumetta melkein kaikissa suomalaisissa ja minussakin ollut kolmatta kuukautta ja olin sairaalassakin yhteksän vuorokautta ja sairaalassa leikattiin tukka aivan juurta myöten ja ei ole kunnollisia lääkäreitä eikä lääkkeitä lääkäri sano että kun ois kiniiniä niin sillä paraneisi tämä tauti kuulehan Aini oletko niin kiltti ja laita<text:s/>minulle kirjeessä tulemaan yksi kiniini pulveri. Elma on koulussa mutta on niin kaukana jotta ei saa käyvä kotona kun vapaapäivänä.<text:s/>Stiina.<text:s/></text:p>
      <text:p text:style-name="P40"/>
      <text:p text:style-name="P41">Ainin lähettämä kiniini pelasti Stina Ronkaisen ja Ronkaiset siirrettiin monien muiden suomalaisten tavoin Tsheljabinskiin pian tämän jälkeen keväällä 1935. Huolet hellittivät hiukan ja Aini sai ”Seljabinskista” lähetetyn kirjeen, jossa Elma kertoi seurustelevansa Tuure Mänttärin kanssa.<text:s/></text:p>
      <text:p text:style-name="P42"/>
      <text:p text:style-name="P43">Huhtikuu</text:p>
      <text:p text:style-name="P44">Vastaanottaja: Aini Ronkainen, Suojärvi, Sairaala<text:s/></text:p>
      <text:p text:style-name="P45">Lähettäjä: Elma, Seljabinski 16/4.35</text:p>
      <text:p text:style-name="P46">Kirjeessä ”seljabinski 16/4-35</text:p>
      <text:p text:style-name="Normaali"><text:span text:style-name="T47">---- Minäki olen riijannut jo neljä kuukautta samaa poikaa sen nimi on Tuure Manntari se on pitkä hongankolistaja että minä olen vain kainaloon saakka sitä muuten se on kiltti poika vaikka se vähän ryyppää.<text:s/></text:span>Kolme vuotta vanhempi minusta ---</text:p>
      <text:p text:style-name="P48"/>
      <text:p text:style-name="P49">Bertan elämä Tsheljabinskissa muistutti tavallista nuorten elämää. Kuitenkin se, että suomalaisia tyttöjä oli niin vähän aiheutti paljon riitaa nuorten suomalaispoikien keskuudessa.</text:p>
      <text:p text:style-name="P50"/>
      <text:p text:style-name="P51">Toukokuu</text:p>
      <text:p text:style-name="P52"><text:bookmark-start text:name="_Hlk75269869"/>Vastaanottaja: Aini Ronkainen, Suojärvi Sairaala</text:p>
      <text:p text:style-name="Normaali"><text:span text:style-name="T53">Lähettäjä: Elma Ronkainen, Venäjä Seljabinski, PARISUHDE,<text:s/></text:span><text:span text:style-name="T54">ETNISYYS</text:span><text:span text:style-name="T55">, PALUU</text:span></text:p>
      <text:p text:style-name="P56">”Seljapinski 30/5 -35</text:p>
      <text:p text:style-name="P57">Rakas Sisko.</text:p>
      <text:p text:style-name="P58">---<text:bookmark-start text:name="_Hlk80202085"/>Me on oltu nyt tätä nykyä tervennä muut paitsi aulis on malariakuumeessa --- Täällä ei vietetä juhannusta eikä muitakaan juhlapäivä ---Täällä on paljon venäläisiä nättijä poikia mutta kun Seljabinskissa on paljon suomalaisia poikia ja vähän suomalaisia tyttöjä niin tulee tyttöjen päältä riitaa meitä ei ole kun<text:s/><text:soft-page-break/>seitsemän tyttöä ja poikia on 2 tai 3 sataa. Täällä on elämä suomalaisten keskuutessa. Täällä pariskunnat <text:s/>eroa melkein jokainen ja menee aina uusiin naimisiin täällä kun tarvitse vihkiä kun se rakkaus on venäjällä vapaa muistatko sinä sitä parturi Roihan Lyyliä se eros miehestään ja meni toisiin naimisiin ja sitten eros siitä ja nyt se riijaa ketä sattuu samalla tavalla täällä tekee melkein jokainen –<text:s/><text:bookmark-end text:name="_Hlk80202085"/>äidillä on niin kova halu Suomeen aina se puhuu suomeen menostaan äiti sano että jos ei suomeen pääse niin sitten hän menee naimisiin. Nyt ne taas juttelee että pijan päästään suomeen mutta en tiijä <text:s/>--- Elma Ronkainen<text:s/></text:p>
      <text:p text:style-name="P59"><text:bookmark-end text:name="_Hlk75269869"/></text:p>
      <text:p text:style-name="P60">Tsheljabinkista Ronkaiset siirrettiin muiden loikkareiden kanssa Kamenskiin alumiinitehdasta rakentamaan. Ainin lähettämästä kirjeestä selviää, että Elma on mennyt naimisiin.<text:s/></text:p>
      <text:p text:style-name="P61"/>
      <text:p text:style-name="P62">Huhtikuu</text:p>
      <text:p text:style-name="P63"><text:bookmark-start text:name="_Hlk75269742"/>Lähettäjät Aino ja Esa Jauhiainen, Suojärvi, Välikylä</text:p>
      <text:p text:style-name="P64">Vastaanottaja: Ronkainen Irma? (etunimi epäselvä) os. Kamensk (muuosa Elma osoitteesta epäselvä</text:p>
      <text:p text:style-name="P65">Kirjeessä: Välikylässä 12.4.36</text:p>
      <text:p text:style-name="P66">Elma hyvä.<text:s/></text:p>
      <text:p text:style-name="P67">Nyt kiitän kirjeestä jonka sain jo aikoja sitten vaan ei ole tullut ennen kirjoitettua. Mitä kuuluu nyt nuoren rouvan elämään. Onnea vaan teille molemmille olen utelias ja kysyn onko se miehesi Suomalainen vai onko sieltä niitä kun kaikki kellen ole sanonut että sinä olet mennyt naimisiin niin kysyvät sen kumpi se on –<text:s/></text:p>
      <text:p text:style-name="P68">Pojat ovat olleet salossa koko talven ja nyt tulivat Pääsiäiselle Suvilahteen he ovat vielä poikamiehiä. Korpimäen Jussi kävi tässä minun luona ja minä annoi hänelle sinun osoitteen lupasi kirjoittaa sinulle --- Mekin ostettiin Radio ja nyt saa kuunnella musiikkia aikansa kuluksi. Onttisen Lempillä on toinen poika. Heilläkin on Radio ja elävät kuten ennenkin.---</text:p>
      <text:p text:style-name="P69"><text:bookmark-end text:name="_Hlk75269742"/>Etsivän keskuspoliisin korteista ilmenee, että Elma on mennyt naimisiin kotkalaisen Ilmari Murron kanssa.<text:s/>Ilmari oli entinen pirtun salakuljettaja, joka oli loikkareita salakuljettaessaan joutunut myös itse vangiksi. Ilmari oli myös siirretty Sarovin karanteenileiriltä Magnitogorskiin, jonka jälkeen oli yrittänyt karata ja saanut karkotustuomion Siperiaan. Siperiasta Ilmari oli tullut Kamenskiin, jossa oli Elman tavannut.<text:s/></text:p>
      <text:p text:style-name="P70">Keväällä 1937 Elma kirjoitti taas Ainille ja kertoi, että Ilmari oli töissä maalarina ja tienasi ”hyvin”: Tästä huolimatta Elman suurimpana toiveena oli päästä takaisin Suomeen. Monien muiden suomalaisten tavoin Elma oli pyytänyt Suomen ulkoministeriöltä palautusta Suomeen. Tätä varten hän pyysi Ainia toimittamaan ”papin todistuksen” mahdollisimman pian.<text:s/></text:p>
      <text:p text:style-name="P71">Maaliskuu</text:p>
      <text:p text:style-name="P72">Vastaanottaja: Aini Jauhiainen, Suojärvi Välikylä OLOT, PALUU, OHJEET</text:p>
      <text:p text:style-name="Normaali"><text:span text:style-name="T73">Lähettäjä: Elma (os Ronkainen) ja Ilmari Murto Slejabinsk Obl. g. Kamens U. A. 3.<text:s/></text:span>Ronkainen<text:s/></text:p>
      <text:p text:style-name="P74">(postileima Voksal Sinarskaja 5.4.37)</text:p>
      <text:p text:style-name="P75">Kamensk 8/3 37</text:p>
      <text:p text:style-name="P76">Hei hei Aini.<text:s/></text:p>
      <text:p text:style-name="P77">Nyt minä rupesin taas kirjoittamaan sinulle olen jo kirjoittanut monta kirjettä enkä ole saanut vastausta en tiedä jos ne ei ole tulleet perille. Miten se nyt huristaa, olette kai terveitä kaikki. Minä myös olen terve kuin<text:s/><text:soft-page-break/>pukki. Aulis ja Bertta sairastelee aina nytki lääkäri sano että Aulissa on keuhkotauti. Äitille olisi jo apu pojasta mutta kun aina sairastaa eikä kykene töihin. Äiti saa vaan yksin raataa mutta ei niillä nykyisin ole huonota kyllä ne pärjää tavallisesti. Minä olen kotona en ole missään työssä klesää meinaan mennä nyt on kylmä niin että ei sitä oikein tarkene. Onhan minulla ukko töissä se on maalari ja tienaa tavallisesti hyvin. Kuule Aini minulla on yksi tärkeä asija että ole niin kiltti ja hommaa minun papin todistus ja lähetä tänne minulle minä sitä niin ihan välttämättä tarvitse ole niin hyvä ja lähetä mitä pikemmin kyllä minä sitten sen jotenkin korvaan sinulle sen vaivan. Ehkä sinä ymmärrät että mihin minä sitä tarviin. Missä päin se Aarne ja Armas ny on onko ne siellä Suojärvellä ne taitaa jäädä ihan vanhoiksi pojiksi kun ne ei ota muijaa itselleen. Nyt minä en kirjoita enempää jotta paremmin menisi hyvästi nyt ja paljon terveisiä ja hyvää vointia toivoo Elma ja Ilmari Murto</text:p>
      <text:p text:style-name="P78">Äitisi joukko myös laittaa terveisiä. Bertta täti laittaa terveisiä pikku Jormalle. pojille sano terveisiä kirjoita heti kun saat tämän kirjeen</text:p>
      <text:p text:style-name="Normaali"><text:span text:style-name="T79">Osote Neuvostoliitto g. Kamensk. Zaljab.<text:s/></text:span>Obl. U. A. 3 shets. cuts.<text:s/><text:span text:style-name="T80">Ronkainen Elma</text:span></text:p>
      <text:p text:style-name="P81"/>
      <text:p text:style-name="P82">Suomalaiset Kamenskissa odottivat malttamattomana<text:s/>lähtöä takaisin Suomeen. Marraskuussa lähetetyssä kirjeessä Ainille Elma toivoi, että paluu Suomeen vielä talven aikana olisi mahdollinen.</text:p>
      <text:p text:style-name="P83"/>
      <text:p text:style-name="P84">2/11 -37</text:p>
      <text:p text:style-name="P85">Heipä hei Aini.</text:p>
      <text:p text:style-name="P86">Minä nyt vielä jatkan tätä kirjettä ---- Minä elän ukkoni kanssa niin kuin enneki olen vain vähän rauhaton kun toisia pääsee lähtemään mutta minun pääsystä ei ole vielä tietoa vielä mutta äitin joukko kyllä tämän talven aikana tulee sinne ---- Kunhan minä pääsen Suomeen niin en ikinä enää lähe mihinkään ulkomaille</text:p>
      <text:p text:style-name="P87">terveisiä paljon kaikille Elma (Ronkainen)</text:p>
      <text:p text:style-name="P88">”Minä vähän kirjoitan tähän Pertan kirjeeseen ---- meillä on nyt jännä varttuu milloin meillekin sanotaan jotta lopputilille niin kun sanottiin nyt näille läksijöille kyllä ne ilosta hyppivät kun saivat tietää jotta pääsevät lähtemään. ---Korpimäen Saimille tuhannet ja kaikille tutuille terveiset”</text:p>
      <text:p text:style-name="P89"/>
      <text:p text:style-name="P90">Ronkaisista ainakin Bertta sai passin Suomeen matkustamista varten, mutta viisumia piti vielä odotella.<text:s/></text:p>
      <text:p text:style-name="P91">Lähettäjä: Bertta Ronkainen, Tsheljabinski Obl. Kamensk, U.A.K. Krasnaja Kork. kirjoittaa 23 ja 28.11.37 Vastaanottaja <text:s/>Aini Jauhiainen, Suojärvi, Välikylä</text:p>
      <text:p text:style-name="P92">Kummassakin kirjeessä kertoo, että on saanut passin Suomeen Matkustamista varten ja odottaa nyt vain viisumia.<text:s/>Kummassakin kirjeessä on valokuvia</text:p>
      <text:p text:style-name="P93"/>
      <text:p text:style-name="P94">Lähettäjä: Ronkainen Bertta,<text:s/>Seljabinskin piiri, Kamenskin<text:s/>kaupunki, Punainen mäki<text:s/></text:p>
      <text:p text:style-name="P95">Vastaanottaja: Aini Jauhiainen, Suojärvi, Välikylä</text:p>
      <text:p text:style-name="P96">Kamenski 2/11.37</text:p>
      <text:p text:style-name="P97">Aini kiltti.</text:p>
      <text:soft-page-break/>
      <text:p text:style-name="P98">Kiitos kirjeestä, jonka minä sain vasta illalla. Minä sain kiiltokuvat. Aini kiltti kun jaksat varttuu niin kyllä täältä kohta me pääsemme kotimaahamme. Kaikki täältä tulee pääsemään. Vähitellen täältä lähtee pois. Huomenna lähtee sata henkee. Kyllä sitä olis puhumista ainakin viikko. Äiti on ollut kirjeen vaihdossa konsolin kanssa, ja on siinä hommaa, kun pitää olla valokuvat. kun saisi ne passit niin kyllä sitä sitten pääsee pois. On niin jännää varttu kun toiset pääsee ja ain niitä lähtee. Kyllä sitä ilosta itkis, ei tietäs mitä tekis. Eikä olis mitään jos pääsee. Koulu voi jäädä kesken kun sanovat että tämän vuoden lopulla kaikkien oltava pois. Kun vain jaksais varttuu niin kyllä sitä pääsis täältä venäjältä pois.</text:p>
      <text:p text:style-name="P99">Ronkaiset eivät kuitenkaan päässeet Kamenskista ajoissa pois, vaan joutuivat muiden Kamenskissa asuneiden suomalaisten tavoin tammikuussa 1938 pidätetyiksi NKVD:n suomalaisiin kohdistuneen kansallisen operaation yhteydessä. Elman äiti Stina Ronkainen ja mies Ilmari Murto tuomittiin kuolemaan. Elma sai kymmenen vuoden tuomion ”vakoilusta” ja<text:s/>jäljelle jääneet Bertta ja Oiva jäivät Kamenskiin.<text:s/></text:p>
      <text:p text:style-name="P100"/>
      <text:p text:style-name="P101"/>
      <text:p text:style-name="P102"/>
      <text:p text:style-name="P103"/>
      <text:p text:style-name="P104"/>
      <text:p text:style-name="P105"/>
      <text:p text:style-name="P106"/>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änis-Isokangas Ira (KA)</meta:initial-creator>
    <dc:creator>Jänis-Isokangas Ira (KA)</dc:creator>
    <meta:creation-date>2022-02-18T08:28:00Z</meta:creation-date>
    <dc:date>2022-02-18T12:36:00Z</dc:date>
    <meta:template xlink:href="Normal" xlink:type="simple"/>
    <meta:editing-cycles>3</meta:editing-cycles>
    <meta:editing-duration>PT5040S</meta:editing-duration>
    <meta:document-statistic meta:page-count="6" meta:paragraph-count="30" meta:word-count="2311" meta:character-count="15455" meta:row-count="109" meta:non-whitespace-character-count="13174"/>
  </office:meta>
</office:document-meta>
</file>